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b2d1" officeooo:paragraph-rsid="0003b2d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03b2d1" officeooo:paragraph-rsid="0003b2d1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3b2d1" officeooo:paragraph-rsid="0003b2d1" style:font-size-asian="17.5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style:text-underline-style="none" officeooo:rsid="00057aff" officeooo:paragraph-rsid="00057aff" style:font-size-asian="11.3500003814697pt" style:font-size-complex="13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3pt" style:text-underline-style="none" officeooo:rsid="0003b2d1" officeooo:paragraph-rsid="0003b2d1" style:font-size-asian="11.3500003814697pt" style:font-size-complex="13pt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03b2d1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style:text-underline-style="none" officeooo:rsid="0003b2d1" officeooo:paragraph-rsid="0003b2d1" fo:background-color="transparent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officeooo:paragraph-rsid="0003b2d1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420c9" officeooo:paragraph-rsid="000420c9" fo:background-color="transparent" style:font-size-asian="17.5pt" style:font-size-complex="20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3pt" style:text-underline-style="none" officeooo:rsid="000420c9" officeooo:paragraph-rsid="000420c9" fo:background-color="transparent" style:font-size-asian="11.3500003814697pt" style:font-size-complex="13pt"/>
    </style:style>
    <style:style style:name="T1" style:family="text">
      <style:text-properties officeooo:rsid="0006cb5d"/>
    </style:style>
    <style:style style:name="T2" style:family="text">
      <style:text-properties fo:background-color="#add8e6" loext:char-shading-value="0"/>
    </style:style>
    <style:style style:name="T3" style:family="text">
      <style:text-properties fo:font-size="13pt" style:text-underline-style="none" officeooo:rsid="0003b2d1" fo:background-color="transparent" loext:char-shading-value="0" style:font-size-asian="11.3500003814697pt" style:font-size-complex="13pt"/>
    </style:style>
    <style:style style:name="T4" style:family="text">
      <style:text-properties fo:font-size="13pt" style:text-underline-style="none" officeooo:rsid="0003b2d1" fo:background-color="#40e0d0" loext:char-shading-value="0" style:font-size-asian="11.3500003814697pt" style:font-size-complex="13pt"/>
    </style:style>
    <style:style style:name="T5" style:family="text">
      <style:text-properties fo:background-color="#40e0d0" loext:char-shading-value="0"/>
    </style:style>
    <style:style style:name="T6" style:family="text">
      <style:text-properties fo:background-color="#000080" loext:char-shading-value="0"/>
    </style:style>
    <style:style style:name="T7" style:family="text">
      <style:text-properties fo:font-size="13pt" style:text-underline-style="none" officeooo:rsid="0003b2d1" fo:background-color="#ff7f50" loext:char-shading-value="0" style:font-size-asian="11.3500003814697pt" style:font-size-complex="13pt"/>
    </style:style>
    <style:style style:name="T8" style:family="text">
      <style:text-properties fo:background-color="#ff7f5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 – Projet 12 – mon portfolio</text:p>
      <text:p text:style-name="P2"/>
      <text:p text:style-name="P3">framework utiliser :</text:p>
      <text:p text:style-name="P3"/>
      <text:list text:style-name="L1">
        <text:list-item>
          <text:p text:style-name="P4">react</text:p>
        </text:list-item>
        <text:list-item>
          <text:p text:style-name="P4">tailwindcss</text:p>
        </text:list-item>
        <text:list-item>
          <text:p text:style-name="P4">react router</text:p>
        </text:list-item>
      </text:list>
      <text:p text:style-name="P5"/>
      <text:p text:style-name="P3">bibliothèque utiliser :</text:p>
      <text:p text:style-name="P3"/>
      <text:list text:style-name="L2">
        <text:list-item>
          <text:p text:style-name="P6">daisyUI (tailwindcss)</text:p>
        </text:list-item>
        <text:list-item>
          <text:p text:style-name="P6">react-icons (react)</text:p>
        </text:list-item>
        <text:list-item>
          <text:p text:style-name="P6">google font</text:p>
        </text:list-item>
        <text:list-item>
          <text:p text:style-name="P7">react-i18next (pour changer la région <text:span text:style-name="T1">des langues</text:span> « référencement »)</text:p>
        </text:list-item>
      </text:list>
      <text:p text:style-name="P5"/>
      <text:p text:style-name="P3">les couleurs :</text:p>
      <text:p text:style-name="P3"/>
      <text:list text:style-name="L3">
        <text:list-item>
          <text:p text:style-name="P8">couleur principal <text:span text:style-name="T2">#ADD8E6</text:span></text:p>
        </text:list-item>
        <text:list-item>
          <text:p text:style-name="P9"><text:span text:style-name="T3">couleur secondaire </text:span><text:span text:style-name="T4">#</text:span><text:span text:style-name="T5">40E0D0</text:span> </text:p>
        </text:list-item>
        <text:list-item>
          <text:p text:style-name="P10">couleur des lien <text:span text:style-name="T6">#000080</text:span></text:p>
        </text:list-item>
        <text:list-item>
          <text:p text:style-name="P9"><text:span text:style-name="T3">couleur complémentaire </text:span><text:span text:style-name="T7">#</text:span><text:span text:style-name="T8">FF7F50</text:span></text:p>
        </text:list-item>
      </text:list>
      <text:p text:style-name="P11"><text:span text:style-name="T8"/></text:p>
      <text:p text:style-name="P12">les polices :</text:p>
      <text:p text:style-name="P12"/>
      <text:list text:style-name="L4">
        <text:list-item>
          <text:p text:style-name="P13">corps de text : Roboto Flex</text:p>
        </text:list-item>
        <text:list-item>
          <text:p text:style-name="P13">titre et sous-titre : Raleway</text:p>
        </text:list-item>
        <text:list-item>
          <text:p text:style-name="P13">navigation : Open S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23:37:08.215000000</dc:date>
    <meta:editing-duration>PT1H9M11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9" meta:word-count="81" meta:character-count="460" meta:non-whitespace-character-count="409"/>
  </office:meta>
</office:document-meta>
</file>